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2.895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4.791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5.265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1.526cm" fo:break-before="auto" style:use-optimal-row-height="false"/>
    </style:style>
    <style:style style:name="ro19" style:family="table-row">
      <style:table-row-properties style:row-height="2.131cm" fo:break-before="auto" style:use-optimal-row-height="false"/>
    </style:style>
    <style:style style:name="ro20" style:family="table-row">
      <style:table-row-properties style:row-height="2.738cm" fo:break-before="auto" style:use-optimal-row-height="false"/>
    </style:style>
    <style:style style:name="ro21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middle"/>
      <style:text-properties style:text-position=""/>
    </style:style>
    <style:style style:name="ce11" style:family="table-cell" style:parent-style-name="Default" style:data-style-name="N0">
      <style:table-cell-properties fo:wrap-option="wrap" style:vertical-align="middle"/>
      <style:text-properties style:text-position=""/>
      <style:map style:condition="is-true-formula(msoxl:NOT(ISERROR(SEARCH(&quot;NON&quot;,[.E4]))))" style:apply-style-name="cf1" style:base-cell-address="TestClient.E4"/>
      <style:map style:condition="is-true-formula(msoxl:NOT(ISERROR(SEARCH(&quot;OUI&quot;,[.E4]))))" style:apply-style-name="cf2" style:base-cell-address="TestClient.E4"/>
    </style:style>
    <style:style style:name="ce12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  <style:text-properties style:text-position=""/>
      <style:map style:condition="is-true-formula(msoxl:NOT(ISERROR(SEARCH(&quot;NON&quot;,[.E4]))))" style:apply-style-name="cf1" style:base-cell-address="TestClient.E4"/>
      <style:map style:condition="is-true-formula(msoxl:NOT(ISERROR(SEARCH(&quot;OUI&quot;,[.E4]))))" style:apply-style-name="cf2" style:base-cell-address="TestClient.E4"/>
    </style:style>
    <style:style style:name="ce13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  <style:map style:condition="is-true-formula(msoxl:NOT(ISERROR(SEARCH(&quot;NON&quot;,[.E4]))))" style:apply-style-name="cf1" style:base-cell-address="TestClient.E4"/>
      <style:map style:condition="is-true-formula(msoxl:NOT(ISERROR(SEARCH(&quot;OUI&quot;,[.E4]))))" style:apply-style-name="cf2" style:base-cell-address="TestClient.E4"/>
    </style:style>
    <style:style style:name="ce14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middle"/>
      <style:text-properties style:text-position=""/>
      <style:map style:condition="is-true-formula(msoxl:NOT(ISERROR(SEARCH(&quot;NON&quot;,[.E4]))))" style:apply-style-name="cf1" style:base-cell-address="TestClient.E4"/>
      <style:map style:condition="is-true-formula(msoxl:NOT(ISERROR(SEARCH(&quot;OUI&quot;,[.E4]))))" style:apply-style-name="cf2" style:base-cell-address="TestClient.E4"/>
    </style:style>
    <style:style style:name="ce15" style:family="table-cell" style:parent-style-name="Default" style:data-style-name="N0">
      <style:table-cell-properties fo:wrap-option="wrap" style:vertical-align="middle"/>
      <style:text-properties style:text-position=""/>
      <style:map style:condition="is-true-formula(msoxl:NOT(ISERROR(SEARCH(&quot;NON&quot;,[.E4]))))" style:apply-style-name="cf1" style:base-cell-address="TestClient.E4"/>
      <style:map style:condition="is-true-formula(msoxl:NOT(ISERROR(SEARCH(&quot;OUI&quot;,[.E4]))))" style:apply-style-name="cf2" style:base-cell-address="TestClient.E4"/>
    </style:style>
    <style:style style:name="ce16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/>
      <style:text-properties style:text-position="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8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  <style:text-properties style:text-position=""/>
    </style:style>
    <style:style style:name="ce9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23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text-position=""/>
    </style:style>
    <style:style style:name="ce24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text-position="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32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text-position="" fo:font-weight="bold" style:font-weight-asian="bold" style:font-weight-complex="bold"/>
      <style:map style:condition="is-true-formula(msoxl:NOT(ISERROR(SEARCH(&quot;NON&quot;,[.E3]))))" style:apply-style-name="cf1" style:base-cell-address="TestPlat.E3"/>
      <style:map style:condition="is-true-formula(msoxl:NOT(ISERROR(SEARCH(&quot;OUI&quot;,[.E3]))))" style:apply-style-name="cf2" style:base-cell-address="TestPlat.E3"/>
    </style:style>
    <style:style style:name="ce34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  <style:map style:condition="is-true-formula(msoxl:NOT(ISERROR(SEARCH(&quot;NON&quot;,[.E3]))))" style:apply-style-name="cf1" style:base-cell-address="TestPlat.E3"/>
      <style:map style:condition="is-true-formula(msoxl:NOT(ISERROR(SEARCH(&quot;OUI&quot;,[.E3]))))" style:apply-style-name="cf2" style:base-cell-address="TestPlat.E3"/>
    </style:style>
    <style:style style:name="ce3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  <style:map style:condition="is-true-formula(msoxl:NOT(ISERROR(SEARCH(&quot;NON&quot;,[.E3]))))" style:apply-style-name="cf1" style:base-cell-address="TestPlat.E3"/>
      <style:map style:condition="is-true-formula(msoxl:NOT(ISERROR(SEARCH(&quot;OUI&quot;,[.E3]))))" style:apply-style-name="cf2" style:base-cell-address="TestPlat.E3"/>
    </style:style>
    <style:style style:name="ce36" style:family="table-cell" style:parent-style-name="Default">
      <style:text-properties style:text-position=""/>
      <style:map style:condition="is-true-formula(msoxl:NOT(ISERROR(SEARCH(&quot;NON&quot;,[.E3]))))" style:apply-style-name="cf1" style:base-cell-address="TestPlat.E3"/>
      <style:map style:condition="is-true-formula(msoxl:NOT(ISERROR(SEARCH(&quot;OUI&quot;,[.E3]))))" style:apply-style-name="cf2" style:base-cell-address="TestPlat.E3"/>
    </style:style>
    <style:style style:name="ce37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40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text-position=""/>
    </style:style>
    <style:style style:name="ce41" style:family="table-cell" style:parent-style-name="Default">
      <style:table-cell-properties fo:wrap-option="wrap"/>
      <style:text-properties style:text-position="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text-position="" fo:font-weight="bold" style:font-weight-asian="bold" style:font-weight-complex="bold"/>
      <style:map style:condition="is-true-formula(msoxl:NOT(ISERROR(SEARCH(&quot;NON&quot;,[.E3]))))" style:apply-style-name="cf1" style:base-cell-address="TestMenu.E3"/>
      <style:map style:condition="is-true-formula(msoxl:NOT(ISERROR(SEARCH(&quot;OUI&quot;,[.E3]))))" style:apply-style-name="cf2" style:base-cell-address="TestMenu.E3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none" fo:wrap-option="wrap" fo:border-left="0.06pt solid #000000" fo:border-right="0.06pt solid #000000" fo:border-top="none"/>
    </style:style>
    <style:style style:name="ce48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/>
    </style:style>
    <style:style style:name="ce49" style:family="table-cell" style:parent-style-name="Default" style:data-style-name="N0"/>
    <style:style style:name="ce50" style:family="table-cell" style:parent-style-name="Default" style:data-style-name="N0">
      <style:table-cell-properties fo:wrap-option="wrap" style:vertical-align="automatic"/>
    </style:style>
    <style:style style:name="ce51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</style:style>
    <style:style style:name="ce52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</style:style>
    <style:style style:name="ce5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cm"/>
      <style:text-properties fo:font-weight="bold" style:font-weight-asian="bold" style:font-weight-complex="bold"/>
      <style:map style:condition="is-true-formula(msoxl:NOT(ISERROR(SEARCH(&quot;NON&quot;,[.E3]))))" style:apply-style-name="cf1" style:base-cell-address="TestReservation.E3"/>
      <style:map style:condition="is-true-formula(msoxl:NOT(ISERROR(SEARCH(&quot;OUI&quot;,[.E3]))))" style:apply-style-name="cf2" style:base-cell-address="TestReservation.E3"/>
    </style:style>
    <style:style style:name="ce54" style:family="table-cell" style:parent-style-name="Default">
      <style:table-cell-properties fo:border-bottom="none" fo:wrap-option="wrap" fo:border-left="0.06pt solid #000000" fo:border-right="0.06pt solid #000000" fo:border-top="none"/>
      <style:map style:condition="is-true-formula(msoxl:NOT(ISERROR(SEARCH(&quot;NON&quot;,[.E3]))))" style:apply-style-name="cf1" style:base-cell-address="TestReservation.E3"/>
      <style:map style:condition="is-true-formula(msoxl:NOT(ISERROR(SEARCH(&quot;OUI&quot;,[.E3]))))" style:apply-style-name="cf2" style:base-cell-address="TestReservation.E3"/>
    </style:style>
    <style:style style:name="ce55" style:family="table-cell" style:parent-style-name="Default">
      <style:table-cell-properties fo:border-bottom="0.06pt solid #000000" fo:wrap-option="wrap" fo:border-left="0.06pt solid #000000" fo:border-right="0.06pt solid #000000" fo:border-top="none"/>
      <style:map style:condition="is-true-formula(msoxl:NOT(ISERROR(SEARCH(&quot;NON&quot;,[.E3]))))" style:apply-style-name="cf1" style:base-cell-address="TestReservation.E3"/>
      <style:map style:condition="is-true-formula(msoxl:NOT(ISERROR(SEARCH(&quot;OUI&quot;,[.E3]))))" style:apply-style-name="cf2" style:base-cell-address="TestReservation.E3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search-criteria-must-apply-to-whole-cell="false"/>
      <table:table table:name="TestClient" table:style-name="ta1">
        <table:table-column table:style-name="co1" table:default-cell-style-name="ce7"/>
        <table:table-column table:style-name="co2" table:number-columns-repeated="3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16"/>
        <table:table-column table:style-name="co5" table:number-columns-repeated="1015" table:default-cell-style-name="ce16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s des procédures concernant les client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calcext:value-type="string">
            <text:p>Procédure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Résultat attendu</text:p>
          </table:table-cell>
          <table:table-cell table:style-name="ce2" office:value-type="string" calcext:value-type="string">
            <text:p>Résultat obtenu</text:p>
          </table:table-cell>
          <table:table-cell table:style-name="ce2" office:value-type="string" calcext:value-type="string">
            <text:p>Réussi?</text:p>
          </table:table-cell>
          <table:table-cell table:style-name="ce2" office:value-type="string" calcext:value-type="string">
            <text:p>Commentaires</text:p>
          </table:table-cell>
          <table:table-cell table:style-name="ce17" table:number-columns-repeated="1016"/>
          <table:table-cell table:style-name="ce19" table:number-columns-repeated="2"/>
        </table:table-row>
        <table:table-row table:style-name="ro4" table:visibility="filter">
          <table:table-cell table:style-name="ce3" office:value-type="string" calcext:value-type="string">
            <text:p>ajouter_client</text:p>
          </table:table-cell>
          <table:table-cell table:style-name="ce3" office:value-type="string" calcext:value-type="string">
            <text:p>Scénario nominal avec l'insertion des données du client 1</text:p>
          </table:table-cell>
          <table:table-cell table:style-name="ce3" office:value-type="string" calcext:value-type="string">
            <text:p>Affichage du message: "Le client a été enregistré"</text:p>
          </table:table-cell>
          <table:table-cell table:style-name="ce3" office:value-type="string" calcext:value-type="string">
            <text:p>Affichage du message souhaité</text:p>
          </table:table-cell>
          <table:table-cell table:style-name="ce11" office:value-type="string" calcext:value-type="string">
            <text:p>OUI</text:p>
          </table:table-cell>
          <table:table-cell table:style-name="ce3"/>
          <table:table-cell table:style-name="ce18" table:number-columns-repeated="1016"/>
          <table:table-cell table:number-columns-repeated="2"/>
        </table:table-row>
        <table:table-row table:style-name="ro5">
          <table:table-cell table:style-name="ce4" office:value-type="string" calcext:value-type="string">
            <text:p>consulter_client</text:p>
          </table:table-cell>
          <table:table-cell table:style-name="ce8" office:value-type="string" calcext:value-type="string">
            <text:p>1 - Voir tous les clients dans le cas ou le fichier est completé</text:p>
          </table:table-cell>
          <table:table-cell table:style-name="ce8" office:value-type="string" calcext:value-type="string">
            <text:p>Affichage des identifiants, nombre de réservations, pourcentage de réduction, nom, prénom, numéro de téléphone, adresse mail et adresse postale des clients</text:p>
          </table:table-cell>
          <table:table-cell table:style-name="ce8"/>
          <table:table-cell table:style-name="ce12" office:value-type="string" calcext:value-type="string">
            <text:p>OUI</text:p>
          </table:table-cell>
          <table:table-cell table:style-name="ce8"/>
          <table:table-cell table:style-name="ce18" table:number-columns-repeated="1016"/>
          <table:table-cell table:number-columns-repeated="2"/>
        </table:table-row>
        <table:table-row table:style-name="ro4">
          <table:table-cell table:style-name="ce5" office:value-type="string" calcext:value-type="string">
            <text:p>consulter_client</text:p>
          </table:table-cell>
          <table:table-cell table:style-name="ce9" office:value-type="string" calcext:value-type="string">
            <text:p>1 - Voir tous les clients dans le cas ou aucun client n'est enregistré</text:p>
          </table:table-cell>
          <table:table-cell table:style-name="ce9" office:value-type="string" calcext:value-type="string">
            <text:p>Rien de s'affiche</text:p>
          </table:table-cell>
          <table:table-cell table:style-name="ce9"/>
          <table:table-cell table:style-name="ce13" office:value-type="string" calcext:value-type="string">
            <text:p>OUI</text:p>
          </table:table-cell>
          <table:table-cell table:style-name="ce9"/>
          <table:table-cell table:style-name="ce18" table:number-columns-repeated="1016"/>
          <table:table-cell table:number-columns-repeated="2"/>
        </table:table-row>
        <table:table-row table:style-name="ro6">
          <table:table-cell table:style-name="ce5" office:value-type="string" calcext:value-type="string">
            <text:p>consulter_client</text:p>
          </table:table-cell>
          <table:table-cell table:style-name="ce9" office:value-type="string" calcext:value-type="string">
            <text:p>2 - Faire une recherche à partir d'un nom, taper Dupond</text:p>
          </table:table-cell>
          <table:table-cell table:style-name="ce9" office:value-type="string" calcext:value-type="string">
            <text:p>Affichage de l'identifiant, du nombre de réservation, pourcentage de réduction, nom, prénom, numéro de téléphone, adresse mail et adresse postale du client Charles Dupond</text:p>
          </table:table-cell>
          <table:table-cell table:style-name="ce9"/>
          <table:table-cell table:style-name="ce13" office:value-type="string" calcext:value-type="string">
            <text:p>OUI</text:p>
          </table:table-cell>
          <table:table-cell table:style-name="ce9"/>
          <table:table-cell table:style-name="ce18" table:number-columns-repeated="1016"/>
          <table:table-cell table:number-columns-repeated="2"/>
        </table:table-row>
        <table:table-row table:style-name="ro4">
          <table:table-cell table:style-name="ce5" office:value-type="string" calcext:value-type="string">
            <text:p>consulter_client</text:p>
          </table:table-cell>
          <table:table-cell table:style-name="ce9" office:value-type="string" calcext:value-type="string">
            <text:p>2 - Faire une recherche à partir d'un nom, taper Smith</text:p>
          </table:table-cell>
          <table:table-cell table:style-name="ce9" office:value-type="string" calcext:value-type="string">
            <text:p>Affichage du message: "Aucun client ne porte ce nom"</text:p>
          </table:table-cell>
          <table:table-cell table:style-name="ce9"/>
          <table:table-cell table:style-name="ce13" office:value-type="string" calcext:value-type="string">
            <text:p>OUI </text:p>
          </table:table-cell>
          <table:table-cell table:style-name="ce9"/>
          <table:table-cell table:style-name="ce18" table:number-columns-repeated="1016"/>
          <table:table-cell table:number-columns-repeated="2"/>
        </table:table-row>
        <table:table-row table:style-name="ro6">
          <table:table-cell table:style-name="ce5" office:value-type="string" calcext:value-type="string">
            <text:p>consulter_client</text:p>
          </table:table-cell>
          <table:table-cell table:style-name="ce9" office:value-type="string" calcext:value-type="string">
            <text:p>3 - Faire une recherche à partir d'une ville, taper Nivillac</text:p>
          </table:table-cell>
          <table:table-cell table:style-name="ce9" office:value-type="string" calcext:value-type="string">
            <text:p>Affichage de l'identifiant, du nombre de réservation, pourcentage de réduction, nom, prénom, numéro de téléphone, adresse mail et adresse postale du client Martin Martin</text:p>
          </table:table-cell>
          <table:table-cell table:style-name="ce9"/>
          <table:table-cell table:style-name="ce13" office:value-type="string" calcext:value-type="string">
            <text:p>OUI</text:p>
          </table:table-cell>
          <table:table-cell table:style-name="ce9"/>
          <table:table-cell table:style-name="ce18" table:number-columns-repeated="1016"/>
          <table:table-cell table:number-columns-repeated="2"/>
        </table:table-row>
        <table:table-row table:style-name="ro4">
          <table:table-cell table:style-name="ce5" office:value-type="string" calcext:value-type="string">
            <text:p>consulter_client</text:p>
          </table:table-cell>
          <table:table-cell table:style-name="ce9" office:value-type="string" calcext:value-type="string">
            <text:p>3 - Faire une recherche à partir d'une ville, taper Lille</text:p>
          </table:table-cell>
          <table:table-cell table:style-name="ce9" office:value-type="string" calcext:value-type="string">
            <text:p>Affichage du message:"Aucun client n'habite dans cette ville"</text:p>
          </table:table-cell>
          <table:table-cell table:style-name="ce9"/>
          <table:table-cell table:style-name="ce13" office:value-type="string" calcext:value-type="string">
            <text:p>OUI</text:p>
          </table:table-cell>
          <table:table-cell table:style-name="ce9"/>
          <table:table-cell table:style-name="ce18" table:number-columns-repeated="1016"/>
          <table:table-cell table:number-columns-repeated="2"/>
        </table:table-row>
        <table:table-row table:style-name="ro6">
          <table:table-cell table:style-name="ce5" office:value-type="string" calcext:value-type="string">
            <text:p>consulter_client</text:p>
          </table:table-cell>
          <table:table-cell table:style-name="ce9" office:value-type="string" calcext:value-type="string">
            <text:p>4 - Faire une recherche à partir d'un identifiant, taper 1</text:p>
          </table:table-cell>
          <table:table-cell table:style-name="ce9" office:value-type="string" calcext:value-type="string">
            <text:p>Affichage de l'identifiant, du nombre de réservation, pourcentage de réduction, nom, prénom, numéro de téléphone, adresse mail et adresse postale du client Charles Dupond</text:p>
          </table:table-cell>
          <table:table-cell table:style-name="ce9"/>
          <table:table-cell table:style-name="ce13" office:value-type="string" calcext:value-type="string">
            <text:p>OUI</text:p>
          </table:table-cell>
          <table:table-cell table:style-name="ce9"/>
          <table:table-cell table:style-name="ce18" table:number-columns-repeated="1016"/>
          <table:table-cell table:number-columns-repeated="2"/>
        </table:table-row>
        <table:table-row table:style-name="ro4">
          <table:table-cell table:style-name="ce6" office:value-type="string" calcext:value-type="string">
            <text:p>consulter_client</text:p>
          </table:table-cell>
          <table:table-cell table:style-name="ce10" office:value-type="string" calcext:value-type="string">
            <text:p>4 - Faire une recherche à partir d'un identifiant, taper 8</text:p>
          </table:table-cell>
          <table:table-cell table:style-name="ce10" office:value-type="string" calcext:value-type="string">
            <text:p>Affichage du message:"aucun client ne possède cet identifiant"</text:p>
          </table:table-cell>
          <table:table-cell table:style-name="ce10"/>
          <table:table-cell table:style-name="ce14" office:value-type="string" calcext:value-type="string">
            <text:p>OUI</text:p>
          </table:table-cell>
          <table:table-cell table:style-name="ce10"/>
          <table:table-cell table:style-name="ce18" table:number-columns-repeated="1016"/>
          <table:table-cell table:number-columns-repeated="2"/>
        </table:table-row>
        <table:table-row table:style-name="ro7" table:visibility="filter">
          <table:table-cell table:style-name="ce3" office:value-type="string" calcext:value-type="string">
            <text:p>modifier_client</text:p>
          </table:table-cell>
          <table:table-cell table:style-name="ce3" office:value-type="string" calcext:value-type="string">
            <text:p>Modification de toutes les informations du client 1</text:p>
          </table:table-cell>
          <table:table-cell table:style-name="ce3" office:value-type="string" calcext:value-type="string">
            <text:p>Affichage du message:" Le client a été modifié" 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style-name="ce18" table:number-columns-repeated="1016"/>
          <table:table-cell table:number-columns-repeated="2"/>
        </table:table-row>
        <table:table-row table:style-name="ro7" table:visibility="filter">
          <table:table-cell table:style-name="ce3" office:value-type="string" calcext:value-type="string">
            <text:p>modifier_client</text:p>
          </table:table-cell>
          <table:table-cell table:style-name="ce3" office:value-type="string" calcext:value-type="string">
            <text:p>Modification de l'adresse postale du client 1</text:p>
          </table:table-cell>
          <table:table-cell table:style-name="ce3" office:value-type="string" calcext:value-type="string">
            <text:p>Affichage du message:" Le client a été modifié" 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style-name="ce18" table:number-columns-repeated="1016"/>
          <table:table-cell table:number-columns-repeated="2"/>
        </table:table-row>
        <table:table-row table:style-name="ro4" table:visibility="filter">
          <table:table-cell table:style-name="ce3" office:value-type="string" calcext:value-type="string">
            <text:p>modifier_client</text:p>
          </table:table-cell>
          <table:table-cell table:style-name="ce3" office:value-type="string" calcext:value-type="string">
            <text:p>Saisie d'un nom inexistant</text:p>
          </table:table-cell>
          <table:table-cell table:style-name="ce3" office:value-type="string" calcext:value-type="string">
            <text:p>Affichage du message: "Aucun client ne porte ce nom"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style-name="ce18" table:number-columns-repeated="1016"/>
          <table:table-cell table:number-columns-repeated="2"/>
        </table:table-row>
        <table:table-row table:style-name="ro4" table:visibility="filter">
          <table:table-cell table:style-name="ce3" office:value-type="string" calcext:value-type="string">
            <text:p>modifier_client</text:p>
          </table:table-cell>
          <table:table-cell table:style-name="ce3" office:value-type="string" calcext:value-type="string">
            <text:p>Saisie d'un identifiant inexistant</text:p>
          </table:table-cell>
          <table:table-cell table:style-name="ce3" office:value-type="string" calcext:value-type="string">
            <text:p>Affichage du message :"Erreur lors de la saisie de l'identifiant"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style-name="ce18" table:number-columns-repeated="1016"/>
          <table:table-cell table:number-columns-repeated="2"/>
        </table:table-row>
        <table:table-row table:style-name="ro4" table:visibility="filter">
          <table:table-cell table:style-name="ce3" office:value-type="string" calcext:value-type="string">
            <text:p>supprimer_client</text:p>
          </table:table-cell>
          <table:table-cell table:style-name="ce3" office:value-type="string" calcext:value-type="string">
            <text:p>Suppression d'un client n'ayant effectuer aucune réservation</text:p>
          </table:table-cell>
          <table:table-cell table:style-name="ce3" office:value-type="string" calcext:value-type="string">
            <text:p>Affichage du message:"Le client a été supprimé avec succès"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style-name="ce18" table:number-columns-repeated="1016"/>
          <table:table-cell table:number-columns-repeated="2"/>
        </table:table-row>
        <table:table-row table:style-name="ro4" table:visibility="filter">
          <table:table-cell table:style-name="ce3" office:value-type="string" calcext:value-type="string">
            <text:p>supprimer_client</text:p>
          </table:table-cell>
          <table:table-cell table:style-name="ce3" office:value-type="string" calcext:value-type="string">
            <text:p>Erreur dans la saisie du nom du client</text:p>
          </table:table-cell>
          <table:table-cell table:style-name="ce3" office:value-type="string" calcext:value-type="string">
            <text:p>Affichage du message :"Aucun client ne porte ce nom"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style-name="ce18" table:number-columns-repeated="1016"/>
          <table:table-cell table:number-columns-repeated="2"/>
        </table:table-row>
        <table:table-row table:style-name="ro4" table:visibility="filter">
          <table:table-cell table:style-name="ce3" office:value-type="string" calcext:value-type="string">
            <text:p>supprimer_client</text:p>
          </table:table-cell>
          <table:table-cell table:style-name="ce3" office:value-type="string" calcext:value-type="string">
            <text:p>Erreur dans la saisie de l'identifiant du client</text:p>
          </table:table-cell>
          <table:table-cell table:style-name="ce3" office:value-type="string" calcext:value-type="string">
            <text:p>Affichage du message:"Erreur lors de la saisie de l'identifiant"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7" table:visibility="filter">
          <table:table-cell table:style-name="ce3" office:value-type="string" calcext:value-type="string">
            <text:p>supprimer_client</text:p>
          </table:table-cell>
          <table:table-cell table:style-name="ce3" office:value-type="string" calcext:value-type="string">
            <text:p>Annulation de dernière minute</text:p>
          </table:table-cell>
          <table:table-cell table:style-name="ce3" office:value-type="string" calcext:value-type="string">
            <text:p>Affichage du message:"Le client n'a pas été supprimé"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8" table:visibility="filter">
          <table:table-cell table:style-name="ce3" office:value-type="string" calcext:value-type="string">
            <text:p>supprimer_client</text:p>
          </table:table-cell>
          <table:table-cell table:style-name="ce3" office:value-type="string" calcext:value-type="string">
            <text:p>Suppression d'un client ayant effectué une réservation</text:p>
          </table:table-cell>
          <table:table-cell table:style-name="ce3" office:value-type="string" calcext:value-type="string">
            <text:p>Affichage du message:"Le client ne peut pas être supprimé car il a déjà effectuée une réservation"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4" table:visibility="filter">
          <table:table-cell table:style-name="ce3" office:value-type="string" calcext:value-type="string">
            <text:p>calcul_nombre_reservation</text:p>
          </table:table-cell>
          <table:table-cell table:style-name="ce3" office:value-type="string" calcext:value-type="string">
            <text:p>Déroulement de la procédure sans encombre</text:p>
          </table:table-cell>
          <table:table-cell table:style-name="ce3" office:value-type="string" calcext:value-type="string">
            <text:p>Affichage du message:"Tous les clients ont été mis à jour"</text:p>
          </table:table-cell>
          <table:table-cell table:style-name="ce3"/>
          <table:table-cell table:style-name="ce15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TestClient.E4:TestClient.E22">
            <calcext:condition calcext:apply-style-name="cf1" calcext:value="formula-is(msoxl:NOT(ISERROR(SEARCH(&quot;NON&quot;,[.E4]))))" calcext:base-cell-address="TestClient.E4"/>
            <calcext:condition calcext:apply-style-name="cf2" calcext:value="formula-is(msoxl:NOT(ISERROR(SEARCH(&quot;OUI&quot;,[.E4]))))" calcext:base-cell-address="TestClient.E4"/>
          </calcext:conditional-format>
          <calcext:conditional-format calcext:target-range-address="TestClient.E4:TestClient.E12">
            <calcext:condition calcext:apply-style-name="cf1" calcext:value="formula-is(msoxl:NOT(ISERROR(SEARCH(&quot;NON&quot;,[.E4]))))" calcext:base-cell-address="TestClient.E4"/>
            <calcext:condition calcext:apply-style-name="cf2" calcext:value="formula-is(msoxl:NOT(ISERROR(SEARCH(&quot;OUI&quot;,[.E4]))))" calcext:base-cell-address="TestClient.E4"/>
          </calcext:conditional-format>
          <calcext:conditional-format calcext:target-range-address="TestClient.E4:TestClient.E12">
            <calcext:condition calcext:apply-style-name="cf1" calcext:value="formula-is(msoxl:NOT(ISERROR(SEARCH(&quot;NON&quot;,[.E4]))))" calcext:base-cell-address="TestClient.E4"/>
            <calcext:condition calcext:apply-style-name="cf2" calcext:value="formula-is(msoxl:NOT(ISERROR(SEARCH(&quot;OUI&quot;,[.E4]))))" calcext:base-cell-address="TestClient.E4"/>
          </calcext:conditional-format>
          <calcext:conditional-format calcext:target-range-address="TestClient.E4:TestClient.E12">
            <calcext:condition calcext:apply-style-name="cf1" calcext:value="formula-is(msoxl:NOT(ISERROR(SEARCH(&quot;NON&quot;,[.E4]))))" calcext:base-cell-address="TestClient.E4"/>
            <calcext:condition calcext:apply-style-name="cf2" calcext:value="formula-is(msoxl:NOT(ISERROR(SEARCH(&quot;OUI&quot;,[.E4]))))" calcext:base-cell-address="TestClient.E4"/>
          </calcext:conditional-format>
          <calcext:conditional-format calcext:target-range-address="TestClient.E4:TestClient.E12">
            <calcext:condition calcext:apply-style-name="cf1" calcext:value="formula-is(msoxl:NOT(ISERROR(SEARCH(&quot;NON&quot;,[.E4]))))" calcext:base-cell-address="TestClient.E4"/>
            <calcext:condition calcext:apply-style-name="cf2" calcext:value="formula-is(msoxl:NOT(ISERROR(SEARCH(&quot;OUI&quot;,[.E4]))))" calcext:base-cell-address="TestClient.E4"/>
          </calcext:conditional-format>
        </calcext:conditional-formats>
      </table:table>
      <table:table table:name="TestReservation" table:style-name="ta1">
        <table:table-column table:style-name="co1" table:default-cell-style-name="ce49"/>
        <table:table-column table:style-name="co2" table:number-columns-repeated="3" table:default-cell-style-name="ce50"/>
        <table:table-column table:style-name="co3" table:default-cell-style-name="ce49"/>
        <table:table-column table:style-name="co2" table:default-cell-style-name="ce49"/>
        <table:table-column table:style-name="co5" table:number-columns-repeated="1017" table:default-cell-style-name="ce49"/>
        <table:table-column table:style-name="co5" table:default-cell-style-name="Default"/>
        <table:table-row table:style-name="ro1">
          <table:table-cell table:style-name="ce44" office:value-type="string" table:number-columns-spanned="6" table:number-rows-spanned="1">
            <text:p>Test des procédures concernant les réservation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45"/>
          <table:table-cell table:number-columns-repeated="1023"/>
        </table:table-row>
        <table:table-row table:style-name="ro3">
          <table:table-cell table:style-name="ce46" office:value-type="string">
            <text:p>Procédure</text:p>
          </table:table-cell>
          <table:table-cell table:style-name="ce46" office:value-type="string">
            <text:p>Test</text:p>
          </table:table-cell>
          <table:table-cell table:style-name="ce46" office:value-type="string">
            <text:p>Résultat attendu</text:p>
          </table:table-cell>
          <table:table-cell table:style-name="ce46" office:value-type="string">
            <text:p>Résultat obtenu</text:p>
          </table:table-cell>
          <table:table-cell table:style-name="ce53" office:value-type="string">
            <text:p>Réussi?</text:p>
          </table:table-cell>
          <table:table-cell table:style-name="ce46" office:value-type="string">
            <text:p>Commentaires</text:p>
          </table:table-cell>
          <table:table-cell table:style-name="ce56" table:number-columns-repeated="1017"/>
          <table:table-cell table:style-name="ce57"/>
        </table:table-row>
        <table:table-row table:style-name="ro18">
          <table:table-cell table:style-name="ce47" office:value-type="string">
            <text:p>ajouter_resa</text:p>
          </table:table-cell>
          <table:table-cell table:style-name="ce51" office:value-type="string">
            <text:p>Scénario nominal, ajout de la première réservation</text:p>
          </table:table-cell>
          <table:table-cell table:style-name="ce51" office:value-type="string">
            <text:p>Affichage du message:" Nouvelle réservation enregistrée"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19">
          <table:table-cell table:style-name="ce47" office:value-type="string">
            <text:p>ajouter_resa</text:p>
          </table:table-cell>
          <table:table-cell table:style-name="ce51" office:value-type="string">
            <text:p>Ajout d'une réservation avec un client inexistant</text:p>
          </table:table-cell>
          <table:table-cell table:style-name="ce51" office:value-type="string">
            <text:p>Affichage du message:"Aucun client ne porte ce nom" puis boucle tant qu'aucun nom de client n'est donné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 office:value-type="string">
            <text:p>Compteur pour cesser la boucle?</text:p>
          </table:table-cell>
          <table:table-cell table:number-columns-repeated="1018"/>
        </table:table-row>
        <table:table-row table:style-name="ro20">
          <table:table-cell table:style-name="ce47" office:value-type="string">
            <text:p>ajouter_resa</text:p>
          </table:table-cell>
          <table:table-cell table:style-name="ce51" office:value-type="string">
            <text:p>Ajout d'une réservation dans un restaurant inexistant</text:p>
          </table:table-cell>
          <table:table-cell table:style-name="ce51" office:value-type="string">
            <text:p>Affichage du message: "Aucun restaurant ne se situe dans cette ville" puis boucle tant qu'aucun restaurant correct n'est donné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 office:value-type="string">
            <text:p>Compteur ?</text:p>
          </table:table-cell>
          <table:table-cell table:number-columns-repeated="1018"/>
        </table:table-row>
        <table:table-row table:style-name="ro7">
          <table:table-cell table:style-name="ce47" office:value-type="string">
            <text:p>ajouter_resa</text:p>
          </table:table-cell>
          <table:table-cell table:style-name="ce51" office:value-type="string">
            <text:p>jour <text:s/>= 49</text:p>
          </table:table-cell>
          <table:table-cell table:style-name="ce51" office:value-type="string">
            <text:p>boucle tant que jour pas compris entre 1 et 31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7">
          <table:table-cell table:style-name="ce47" office:value-type="string">
            <text:p>ajouter_resa</text:p>
          </table:table-cell>
          <table:table-cell table:style-name="ce51" office:value-type="string">
            <text:p>mois = 15</text:p>
          </table:table-cell>
          <table:table-cell table:style-name="ce51" office:value-type="string">
            <text:p>boucle tant que mois pas compris entre 1 et 12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7">
          <table:table-cell table:style-name="ce47" office:value-type="string">
            <text:p>ajouter_resa</text:p>
          </table:table-cell>
          <table:table-cell table:style-name="ce51" office:value-type="string">
            <text:p>annee = 2001</text:p>
          </table:table-cell>
          <table:table-cell table:style-name="ce51" office:value-type="string">
            <text:p>boucle tant que annee pas supérieure à 2015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7">
          <table:table-cell table:style-name="ce47" office:value-type="string">
            <text:p>ajouter_resa</text:p>
          </table:table-cell>
          <table:table-cell table:style-name="ce51" office:value-type="string">
            <text:p>heure = 10</text:p>
          </table:table-cell>
          <table:table-cell table:style-name="ce51" office:value-type="string">
            <text:p>boucle tant que heure pas compris entre 12 et 22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7">
          <table:table-cell table:style-name="ce47" office:value-type="string">
            <text:p>ajouter_resa</text:p>
          </table:table-cell>
          <table:table-cell table:style-name="ce51" office:value-type="string">
            <text:p>minute = 98</text:p>
          </table:table-cell>
          <table:table-cell table:style-name="ce51" office:value-type="string">
            <text:p>boucle tant que minute pas compris entre 0 et 59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8">
          <table:table-cell table:style-name="ce47" office:value-type="string">
            <text:p>ajouter_resa</text:p>
          </table:table-cell>
          <table:table-cell table:style-name="ce51" office:value-type="string">
            <text:p>Si plus de place dans le restaurant</text:p>
          </table:table-cell>
          <table:table-cell table:style-name="ce51" office:value-type="string">
            <text:p>Affichage du message: "Il ne reste que nombre de place dans ce restaurant" puis redemande heure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4">
          <table:table-cell table:style-name="ce47" office:value-type="string">
            <text:p>ajouter_resa</text:p>
          </table:table-cell>
          <table:table-cell table:style-name="ce51" office:value-type="string">
            <text:p>Si encore de la place</text:p>
          </table:table-cell>
          <table:table-cell table:style-name="ce51" office:value-type="string">
            <text:p>Affiche nombre de place restante et demande le nombre de personnes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4">
          <table:table-cell table:style-name="ce47" office:value-type="string">
            <text:p>ajouter_resa</text:p>
          </table:table-cell>
          <table:table-cell table:style-name="ce51" office:value-type="string">
            <text:p>Si client déjà réservé à cette date</text:p>
          </table:table-cell>
          <table:table-cell table:style-name="ce51" office:value-type="string">
            <text:p>Affiche le message : "Le client a déjà effectué une réservation pour cette date"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7">
          <table:table-cell table:style-name="ce47" office:value-type="string">
            <text:p>ajouter_resa</text:p>
          </table:table-cell>
          <table:table-cell table:style-name="ce51" office:value-type="string">
            <text:p>Si nombre de personnes dépasse la capacité</text:p>
          </table:table-cell>
          <table:table-cell table:style-name="ce51" office:value-type="string">
            <text:p>demande si veut venir à moins sinon quitte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8">
          <table:table-cell table:style-name="ce47" office:value-type="string">
            <text:p>consulter_resa</text:p>
          </table:table-cell>
          <table:table-cell table:style-name="ce51" office:value-type="string">
            <text:p>1 - voir toutes les réservations à venir</text:p>
          </table:table-cell>
          <table:table-cell table:style-name="ce51" office:value-type="string">
            <text:p>Affiche toutes les réservations dont la date est supérieure à la date donnée avec les détails du client et du restaurant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8">
          <table:table-cell table:style-name="ce47" office:value-type="string">
            <text:p>consulter_resa</text:p>
          </table:table-cell>
          <table:table-cell table:style-name="ce51" office:value-type="string">
            <text:p>2 - Faire une recherche à partir d'un client</text:p>
          </table:table-cell>
          <table:table-cell table:style-name="ce51" office:value-type="string">
            <text:p>Affiche toutes les réservations concernant un client donné, si client non existant boucle jusqu'à obtenir un client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 office:value-type="string">
            <text:p>compteur pour cesser boucle</text:p>
          </table:table-cell>
          <table:table-cell table:number-columns-repeated="1018"/>
        </table:table-row>
        <table:table-row table:style-name="ro4">
          <table:table-cell table:style-name="ce47" office:value-type="string">
            <text:p>consulter_resa</text:p>
          </table:table-cell>
          <table:table-cell table:style-name="ce51" office:value-type="string">
            <text:p>2 - Faire une recherche à partir d'un client n'ayant pas fait de réservation</text:p>
          </table:table-cell>
          <table:table-cell table:style-name="ce51" office:value-type="string">
            <text:p>Affiche le message:"Aucune réservation pour le client"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4">
          <table:table-cell table:style-name="ce47" office:value-type="string">
            <text:p>consulter_resa</text:p>
          </table:table-cell>
          <table:table-cell table:style-name="ce51" office:value-type="string">
            <text:p>3 - Faire une recherche à partir d'une restaurant sans réservations</text:p>
          </table:table-cell>
          <table:table-cell table:style-name="ce51" office:value-type="string">
            <text:p>Affiche le message:"Aucune réservation dans ce restaurant"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4">
          <table:table-cell table:style-name="ce47" office:value-type="string">
            <text:p>consulter_resa</text:p>
          </table:table-cell>
          <table:table-cell table:style-name="ce51" office:value-type="string">
            <text:p>3 - Faire une recherche à partir d'un restaurant</text:p>
          </table:table-cell>
          <table:table-cell table:style-name="ce51" office:value-type="string">
            <text:p>Affiche toutes les réservation dans un restaurant, si restaurant inexistant, boucle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7">
          <table:table-cell table:style-name="ce47" office:value-type="string">
            <text:p>modifier_resa</text:p>
          </table:table-cell>
          <table:table-cell table:style-name="ce51" office:value-type="string">
            <text:p>Modification de la date et de l'heure</text:p>
          </table:table-cell>
          <table:table-cell table:style-name="ce51" table:number-columns-repeated="2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4">
          <table:table-cell table:style-name="ce47" office:value-type="string">
            <text:p>modifier_resa</text:p>
          </table:table-cell>
          <table:table-cell table:style-name="ce51" office:value-type="string">
            <text:p>Si client déjà réservé à cette date</text:p>
          </table:table-cell>
          <table:table-cell table:style-name="ce51" office:value-type="string">
            <text:p>Affiche le message : "Le client a déjà effectué une réservation pour cette date"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7">
          <table:table-cell table:style-name="ce47" office:value-type="string">
            <text:p>modifier_resa</text:p>
          </table:table-cell>
          <table:table-cell table:style-name="ce51" office:value-type="string">
            <text:p>Mêmes contrôles que lors de l'ajout</text:p>
          </table:table-cell>
          <table:table-cell table:style-name="ce51" table:number-columns-repeated="2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13">
          <table:table-cell table:style-name="ce47" office:value-type="string">
            <text:p>statistiques_restaurant</text:p>
          </table:table-cell>
          <table:table-cell table:style-name="ce51" office:value-type="string">
            <text:p>Saisie d'un restaurant existant</text:p>
          </table:table-cell>
          <table:table-cell table:style-name="ce51" office:value-type="string">
            <text:p>Affiche le chiffre d'affaire de l'année précédente et de l'année actuelle ainsi que le nombre total de plat commandé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4">
          <table:table-cell table:style-name="ce47" office:value-type="string">
            <text:p>statistiques_restaurant</text:p>
          </table:table-cell>
          <table:table-cell table:style-name="ce51" office:value-type="string">
            <text:p>Saisie d'un restaurant inexistant</text:p>
          </table:table-cell>
          <table:table-cell table:style-name="ce51" office:value-type="string">
            <text:p>Affiche le message: "Aucun restaurant présent dans cette ville"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 office:value-type="string">
            <text:p>Demande quand même l'identidfant du restaurant après</text:p>
          </table:table-cell>
          <table:table-cell table:number-columns-repeated="1018"/>
        </table:table-row>
        <table:table-row table:style-name="ro4">
          <table:table-cell table:style-name="ce47" office:value-type="string">
            <text:p>statistiques_restaurant</text:p>
          </table:table-cell>
          <table:table-cell table:style-name="ce51" office:value-type="string">
            <text:p>Si aucune réservation</text:p>
          </table:table-cell>
          <table:table-cell table:style-name="ce51" office:value-type="string">
            <text:p>Affichage du message:"Il n'y a pas de réservation pour ce restaurant"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4">
          <table:table-cell table:style-name="ce47" office:value-type="string">
            <text:p>saisir_commande</text:p>
          </table:table-cell>
          <table:table-cell table:style-name="ce51" office:value-type="string">
            <text:p>Scénario nominal</text:p>
          </table:table-cell>
          <table:table-cell table:style-name="ce51" office:value-type="string">
            <text:p>Demande le nom des menus pour chaque personnes, commande 1, 4 demandes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4">
          <table:table-cell table:style-name="ce47" office:value-type="string">
            <text:p>saisir_commande</text:p>
          </table:table-cell>
          <table:table-cell table:style-name="ce51" office:value-type="string">
            <text:p>Numéro de réservaton inexistant</text:p>
          </table:table-cell>
          <table:table-cell table:style-name="ce51" office:value-type="string">
            <text:p>Affichage du message: "Aucune réservation ne correspond à cette identifiant"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7">
          <table:table-cell table:style-name="ce47" office:value-type="string">
            <text:p>saisir_commande</text:p>
          </table:table-cell>
          <table:table-cell table:style-name="ce51" office:value-type="string">
            <text:p>Nom de menu inexistant</text:p>
          </table:table-cell>
          <table:table-cell table:style-name="ce51" office:value-type="string">
            <text:p>Affichage du message:" nom de menu invalide" et boucle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7">
          <table:table-cell table:style-name="ce47" office:value-type="string">
            <text:p>saisir_commande</text:p>
          </table:table-cell>
          <table:table-cell table:style-name="ce51" office:value-type="string">
            <text:p>Si frs_prix &gt; 0 dés le début</text:p>
          </table:table-cell>
          <table:table-cell table:style-name="ce51" office:value-type="string">
            <text:p>Affichage du message:"La réservation a déjà été payée"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7">
          <table:table-cell table:style-name="ce47" office:value-type="string">
            <text:p>supprimer_reservation</text:p>
          </table:table-cell>
          <table:table-cell table:style-name="ce51" office:value-type="string">
            <text:p>Si pas payé</text:p>
          </table:table-cell>
          <table:table-cell table:style-name="ce51" office:value-type="string">
            <text:p>Affichage du message:" Réservation supprimée"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8">
          <table:table-cell table:style-name="ce47" office:value-type="string">
            <text:p>supprimer_reservation</text:p>
          </table:table-cell>
          <table:table-cell table:style-name="ce51" office:value-type="string">
            <text:p>Si payé</text:p>
          </table:table-cell>
          <table:table-cell table:style-name="ce51" office:value-type="string">
            <text:p>Affichage du message:"Impossible de supprimer une réservation déjà payée"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7">
          <table:table-cell table:style-name="ce47" office:value-type="string">
            <text:p>supprimer_reservation</text:p>
          </table:table-cell>
          <table:table-cell table:style-name="ce51" office:value-type="string">
            <text:p>Si annulation</text:p>
          </table:table-cell>
          <table:table-cell table:style-name="ce51" office:value-type="string">
            <text:p>Affichage du message:"Erreur lors de la suppression"</text:p>
          </table:table-cell>
          <table:table-cell table:style-name="ce51"/>
          <table:table-cell table:style-name="ce54" office:value-type="string">
            <text:p>OUI</text:p>
          </table:table-cell>
          <table:table-cell table:style-name="ce47"/>
          <table:table-cell table:number-columns-repeated="1018"/>
        </table:table-row>
        <table:table-row table:style-name="ro7">
          <table:table-cell table:style-name="ce48" office:value-type="string">
            <text:p>supprimer_reservation</text:p>
          </table:table-cell>
          <table:table-cell table:style-name="ce52" office:value-type="string">
            <text:p>Si erreur de la saisie de l'identifiant de la réservation</text:p>
          </table:table-cell>
          <table:table-cell table:style-name="ce52" office:value-type="string">
            <text:p>Affichage du message:"Erreur lors de la saisie de l'identifiant"</text:p>
          </table:table-cell>
          <table:table-cell table:style-name="ce52"/>
          <table:table-cell table:style-name="ce55" office:value-type="string">
            <text:p>OUI</text:p>
          </table:table-cell>
          <table:table-cell table:style-name="ce48"/>
          <table:table-cell table:number-columns-repeated="1018"/>
        </table:table-row>
        <table:table-row table:style-name="ro21" table:number-rows-repeated="1048541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TestPlat" table:style-name="ta2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sur les procédures du fichier proc_plats.cob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0" office:value-type="string" calcext:value-type="string">
            <text:p>Procédure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Résultat attendu</text:p>
          </table:table-cell>
          <table:table-cell table:style-name="ce2" office:value-type="string" calcext:value-type="string">
            <text:p>Résultat obtenu</text:p>
          </table:table-cell>
          <table:table-cell table:style-name="ce33" office:value-type="string" calcext:value-type="string">
            <text:p>Réussi?</text:p>
          </table:table-cell>
          <table:table-cell table:style-name="ce30" office:value-type="string" calcext:value-type="string">
            <text:p>Commentaires</text:p>
          </table:table-cell>
          <table:table-cell table:style-name="ce29" table:number-columns-repeated="1018"/>
        </table:table-row>
        <table:table-row table:style-name="ro8">
          <table:table-cell table:style-name="ce31" office:value-type="string" calcext:value-type="string">
            <text:p>ajouter_plat</text:p>
          </table:table-cell>
          <table:table-cell table:style-name="ce23" office:value-type="string" calcext:value-type="string">
            <text:p>Ajout d'un plat <text:s/>(scénario normal)</text:p>
          </table:table-cell>
          <table:table-cell table:style-name="ce23" office:value-type="string" calcext:value-type="string">
            <text:p>Affichage d'un message du type : « le plat est ajouté »</text:p>
          </table:table-cell>
          <table:table-cell table:style-name="ce23"/>
          <table:table-cell table:style-name="ce34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14">
          <table:table-cell table:style-name="ce31" office:value-type="string" calcext:value-type="string">
            <text:p>ajouter_plat</text:p>
          </table:table-cell>
          <table:table-cell table:style-name="ce23" office:value-type="string" calcext:value-type="string">
            <text:p>Ajout d'un plat dont le nom existe déjà</text:p>
          </table:table-cell>
          <table:table-cell table:style-name="ce23" office:value-type="string" calcext:value-type="string">
            <text:p>Affichage d'un message du type : « Erreur lors de l'enregistrement du plat : le nom du plat existe déjà »</text:p>
            <text:p>Retour sur le menu</text:p>
          </table:table-cell>
          <table:table-cell table:style-name="ce23"/>
          <table:table-cell table:style-name="ce34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5">
          <table:table-cell table:style-name="ce31" office:value-type="string" calcext:value-type="string">
            <text:p>modifier_plat</text:p>
          </table:table-cell>
          <table:table-cell table:style-name="ce23" office:value-type="string" calcext:value-type="string">
            <text:p>Modification d'un plat existant (scénario normal)</text:p>
          </table:table-cell>
          <table:table-cell table:style-name="ce23" office:value-type="string" calcext:value-type="string">
            <text:p>Modifications enregistrée</text:p>
            <text:p>Affichage du message « Modification du plat enregistrée »</text:p>
          </table:table-cell>
          <table:table-cell table:style-name="ce23"/>
          <table:table-cell table:style-name="ce34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8">
          <table:table-cell table:style-name="ce31" office:value-type="string" calcext:value-type="string">
            <text:p>modifier_plat</text:p>
          </table:table-cell>
          <table:table-cell table:style-name="ce23" office:value-type="string" calcext:value-type="string">
            <text:p>Modification d'un plat qui n'existe pas</text:p>
          </table:table-cell>
          <table:table-cell table:style-name="ce23" office:value-type="string" calcext:value-type="string">
            <text:p>Affichage du message « Aucun plat ne porte ce nom »</text:p>
          </table:table-cell>
          <table:table-cell table:style-name="ce23"/>
          <table:table-cell table:style-name="ce34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13">
          <table:table-cell table:style-name="ce31" office:value-type="string" calcext:value-type="string">
            <text:p>supprimer_plat</text:p>
          </table:table-cell>
          <table:table-cell table:style-name="ce23" office:value-type="string" calcext:value-type="string">
            <text:p>Suppression d'un plat qui n'est pas dans un menu (scénario normal)</text:p>
          </table:table-cell>
          <table:table-cell table:style-name="ce23" office:value-type="string" calcext:value-type="string">
            <text:p>Affichage du message « Le plat a été supprimé avec succès »</text:p>
          </table:table-cell>
          <table:table-cell table:style-name="ce23"/>
          <table:table-cell table:style-name="ce34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15">
          <table:table-cell table:style-name="ce31" office:value-type="string" calcext:value-type="string">
            <text:p>supprimer_plat</text:p>
          </table:table-cell>
          <table:table-cell table:style-name="ce23" office:value-type="string" calcext:value-type="string">
            <text:p>Suppression d'un plat présent dans un menu</text:p>
          </table:table-cell>
          <table:table-cell table:style-name="ce23" office:value-type="string" calcext:value-type="string">
            <text:p>Affichage d'un message du type : « Le plat est utilisé dans un menu. Veuillez supprimer le menu avant de supprimer le plat » </text:p>
            <text:p>Retour sur le menu</text:p>
          </table:table-cell>
          <table:table-cell table:style-name="ce23"/>
          <table:table-cell table:style-name="ce34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8">
          <table:table-cell table:style-name="ce31" office:value-type="string" calcext:value-type="string">
            <text:p>supprimer_plat</text:p>
          </table:table-cell>
          <table:table-cell table:style-name="ce23" office:value-type="string" calcext:value-type="string">
            <text:p>Suppression d'un plat qui n'existe pas</text:p>
          </table:table-cell>
          <table:table-cell table:style-name="ce23" office:value-type="string" calcext:value-type="string">
            <text:p>Affichage du message « Aucun plat ne porte ce nom »</text:p>
          </table:table-cell>
          <table:table-cell table:style-name="ce23"/>
          <table:table-cell table:style-name="ce34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8">
          <table:table-cell table:style-name="ce31" office:value-type="string" calcext:value-type="string">
            <text:p>consulter_plat_budget</text:p>
          </table:table-cell>
          <table:table-cell table:style-name="ce23" office:value-type="string" calcext:value-type="string">
            <text:p>Consulter les plats inférieur au prix saisi <text:s/>(scénario normal)</text:p>
          </table:table-cell>
          <table:table-cell table:style-name="ce23" office:value-type="string" calcext:value-type="string">
            <text:p>La liste des plats dont le prix est inférieur au prix saisi</text:p>
          </table:table-cell>
          <table:table-cell table:style-name="ce23"/>
          <table:table-cell table:style-name="ce34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1" office:value-type="string" calcext:value-type="string">
            <text:p>consulter_plat_type</text:p>
          </table:table-cell>
          <table:table-cell table:style-name="ce23" office:value-type="string" calcext:value-type="string">
            <text:p>Consulter les plats d'un certain type (scénario normal)</text:p>
          </table:table-cell>
          <table:table-cell table:style-name="ce23" office:value-type="string" calcext:value-type="string">
            <text:p>La liste des plats correspondant au type saisi</text:p>
          </table:table-cell>
          <table:table-cell table:style-name="ce23"/>
          <table:table-cell table:style-name="ce34" office:value-type="string" calcext:value-type="string">
            <text:p>oui</text:p>
          </table:table-cell>
          <table:table-cell table:style-name="ce37"/>
          <table:table-cell table:number-columns-repeated="1018"/>
        </table:table-row>
        <table:table-row table:style-name="ro7">
          <table:table-cell table:style-name="ce32" office:value-type="string" calcext:value-type="string">
            <text:p>consulter_plat_tout</text:p>
          </table:table-cell>
          <table:table-cell table:style-name="ce24" office:value-type="string" calcext:value-type="string">
            <text:p>Consulter l'ensemble des plats</text:p>
          </table:table-cell>
          <table:table-cell table:style-name="ce24" office:value-type="string" calcext:value-type="string">
            <text:p>La liste de tous les plats saisis</text:p>
          </table:table-cell>
          <table:table-cell table:style-name="ce24"/>
          <table:table-cell table:style-name="ce35" office:value-type="string" calcext:value-type="string">
            <text:p>oui</text:p>
          </table:table-cell>
          <table:table-cell table:style-name="ce32"/>
          <table:table-cell table:number-columns-repeated="1018"/>
        </table:table-row>
        <table:table-row table:style-name="ro9" table:number-rows-repeated="19">
          <table:table-cell table:style-name="ce16"/>
          <table:table-cell table:style-name="ce7" table:number-columns-repeated="3"/>
          <table:table-cell table:style-name="ce36"/>
          <table:table-cell table:style-name="ce16"/>
          <table:table-cell table:number-columns-repeated="1018"/>
        </table:table-row>
        <table:table-row table:style-name="ro9" table:number-rows-repeated="28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TestPlat.E3:TestPlat.E32">
            <calcext:condition calcext:apply-style-name="cf1" calcext:value="formula-is(msoxl:NOT(ISERROR(SEARCH(&quot;NON&quot;,[.E3]))))" calcext:base-cell-address="TestPlat.E3"/>
            <calcext:condition calcext:apply-style-name="cf2" calcext:value="formula-is(msoxl:NOT(ISERROR(SEARCH(&quot;OUI&quot;,[.E3]))))" calcext:base-cell-address="TestPlat.E3"/>
          </calcext:conditional-format>
        </calcext:conditional-formats>
      </table:table>
      <table:table table:name="TestMenu" table:style-name="ta2">
        <table:table-column table:style-name="co1" table:default-cell-style-name="ce39"/>
        <table:table-column table:style-name="co2" table:number-columns-repeated="3" table:default-cell-style-name="ce39"/>
        <table:table-column table:style-name="co3" table:default-cell-style-name="ce39"/>
        <table:table-column table:style-name="co2" table:default-cell-style-name="ce39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sur les procédures du fichier proc_menus.cob</text:p>
          </table:table-cell>
          <table:covered-table-cell table:number-columns-repeated="5" table:style-name="Default"/>
          <table:table-cell table:number-columns-repeated="1018"/>
        </table:table-row>
        <table:table-row table:style-name="ro2">
          <table:table-cell table:style-name="ce38"/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30" office:value-type="string" calcext:value-type="string">
            <text:p>Procédure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Résultat attendu</text:p>
          </table:table-cell>
          <table:table-cell table:style-name="ce2" office:value-type="string" calcext:value-type="string">
            <text:p>Résultat obtenu</text:p>
          </table:table-cell>
          <table:table-cell table:style-name="ce42" office:value-type="string" calcext:value-type="string">
            <text:p>Réussi?</text:p>
          </table:table-cell>
          <table:table-cell table:style-name="ce30" office:value-type="string" calcext:value-type="string">
            <text:p>Commentaires</text:p>
          </table:table-cell>
          <table:table-cell table:style-name="ce29" table:number-columns-repeated="1018"/>
        </table:table-row>
        <table:table-row table:style-name="ro8">
          <table:table-cell office:value-type="string" calcext:value-type="string">
            <text:p>ajouter_menu</text:p>
          </table:table-cell>
          <table:table-cell office:value-type="string" calcext:value-type="string">
            <text:p>Ajout d'un menu (scénario normal)</text:p>
          </table:table-cell>
          <table:table-cell office:value-type="string" calcext:value-type="string">
            <text:p>Affichage d'un message « Menu enregistré »</text:p>
            <text:p>Menu enregistré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ajouter_menu</text:p>
          </table:table-cell>
          <table:table-cell office:value-type="string" calcext:value-type="string">
            <text:p>Ajout d'un menu dont le nom existe déjà</text:p>
          </table:table-cell>
          <table:table-cell office:value-type="string" calcext:value-type="string">
            <text:p>Affichage du message « Un menu porte déjà ce nom »</text:p>
            <text:p>Retour au menu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jouter_menu</text:p>
          </table:table-cell>
          <table:table-cell office:value-type="string" calcext:value-type="string">
            <text:p>Ajout de plats au menu qui n'existent pas</text:p>
          </table:table-cell>
          <table:table-cell office:value-type="string" calcext:value-type="string">
            <text:p>Affichage d'un message « Aucune entrée ne porte ce nom »</text:p>
            <text:p>Saisir à nouveau le nom du plat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17">
          <table:table-cell office:value-type="string" calcext:value-type="string">
            <text:p>ajouter_menu</text:p>
          </table:table-cell>
          <table:table-cell office:value-type="string" calcext:value-type="string">
            <text:p>Saisie d'un prix supérieur au prix à la carte</text:p>
          </table:table-cell>
          <table:table-cell office:value-type="string" calcext:value-type="string">
            <text:p>Affichage d'un menu « Le prix du menu doit être inférieur à la somme des prix des plats »</text:p>
            <text:p>Saisir à nouveau le prix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nsulter_menu</text:p>
          </table:table-cell>
          <table:table-cell office:value-type="string" calcext:value-type="string">
            <text:p>Consulter les plats détails d'un menu (scénario normal)</text:p>
          </table:table-cell>
          <table:table-cell office:value-type="string" calcext:value-type="string">
            <text:p>Affichage du menu dont le nom a été saisi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consulter_menu</text:p>
          </table:table-cell>
          <table:table-cell office:value-type="string" calcext:value-type="string">
            <text:p>Saisie d'un nom de menu qui n'existe pas</text:p>
          </table:table-cell>
          <table:table-cell office:value-type="string" calcext:value-type="string">
            <text:p>Affichage du message « Aucun menu ne porte ce nom »</text:p>
            <text:p>Retour au menu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supprimer_menu</text:p>
          </table:table-cell>
          <table:table-cell office:value-type="string" calcext:value-type="string">
            <text:p>Supprimer un menu qui n'a jamais été réserve (scénario normal)</text:p>
          </table:table-cell>
          <table:table-cell office:value-type="string" calcext:value-type="string">
            <text:p>Affichage d'un message « Menu supprimé »</text:p>
            <text:p>Suppression du menu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upprimer_menu</text:p>
          </table:table-cell>
          <table:table-cell office:value-type="string" calcext:value-type="string">
            <text:p>Supprimer un menu pour lequel au moins une réservation a été faite</text:p>
          </table:table-cell>
          <table:table-cell office:value-type="string" calcext:value-type="string">
            <text:p>Affichage d'un message « Vous ne pouvez pas supprimer un menu associé à une réservation »</text:p>
            <text:p>Retour au menu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upprimer_menu</text:p>
          </table:table-cell>
          <table:table-cell office:value-type="string" calcext:value-type="string">
            <text:p>Saisie d'un nom de menu qui n'existe pas</text:p>
          </table:table-cell>
          <table:table-cell office:value-type="string" calcext:value-type="string">
            <text:p>Affichage du message « Aucun menu ne porte ce nom »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consulter_menu_budget</text:p>
          </table:table-cell>
          <table:table-cell office:value-type="string" calcext:value-type="string">
            <text:p>Consulter les menus dont le prix est inférieur au prix saisi (scénario normal)</text:p>
          </table:table-cell>
          <table:table-cell office:value-type="string" calcext:value-type="string">
            <text:p>Retour au menu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odifier_menu</text:p>
          </table:table-cell>
          <table:table-cell office:value-type="string" calcext:value-type="string">
            <text:p>Modifier le prix du menu (scénario normal)</text:p>
          </table:table-cell>
          <table:table-cell office:value-type="string" calcext:value-type="string">
            <text:p>Affichage du message « Modification enregistrée »</text:p>
            <text:p>Modification enregistrée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13">
          <table:table-cell table:style-name="ce40" office:value-type="string" calcext:value-type="string">
            <text:p>modifier_menu</text:p>
          </table:table-cell>
          <table:table-cell table:style-name="ce40" office:value-type="string" calcext:value-type="string">
            <text:p>Modifier le prix d'un menu qui n'existe pas</text:p>
          </table:table-cell>
          <table:table-cell table:style-name="ce40" office:value-type="string" calcext:value-type="string">
            <text:p>Affichage du message « Aucun menu ne porte ce nom »</text:p>
            <text:p>Retour au menu</text:p>
          </table:table-cell>
          <table:table-cell table:style-name="ce40"/>
          <table:table-cell table:style-name="ce40" office:value-type="string" calcext:value-type="string">
            <text:p>oui</text:p>
          </table:table-cell>
          <table:table-cell table:style-name="ce40"/>
          <table:table-cell table:number-columns-repeated="1018"/>
        </table:table-row>
        <table:table-row table:style-name="ro9" table:number-rows-repeated="4">
          <table:table-cell table:style-name="ce41" table:number-columns-repeated="6"/>
          <table:table-cell table:number-columns-repeated="1018"/>
        </table:table-row>
        <table:table-row table:style-name="ro9" table:number-rows-repeated="3">
          <table:table-cell table:style-name="Default" table:number-columns-repeated="6"/>
          <table:table-cell table:number-columns-repeated="1018"/>
        </table:table-row>
        <table:table-row table:style-name="ro9">
          <table:table-cell table:style-name="Default" table:number-columns-repeated="6"/>
          <table:table-cell table:number-columns-repeated="1018"/>
        </table:table-row>
        <calcext:conditional-formats>
          <calcext:conditional-format calcext:target-range-address="TestMenu.E3:TestMenu.E3">
            <calcext:condition calcext:apply-style-name="cf1" calcext:value="formula-is(msoxl:NOT(ISERROR(SEARCH(&quot;NON&quot;,[.E3]))))" calcext:base-cell-address="TestMenu.E3"/>
            <calcext:condition calcext:apply-style-name="cf2" calcext:value="formula-is(msoxl:NOT(ISERROR(SEARCH(&quot;OUI&quot;,[.E3]))))" calcext:base-cell-address="TestMenu.E3"/>
          </calcext:conditional-format>
        </calcext:conditional-formats>
      </table:table>
      <table:named-expressions/>
      <table:database-ranges>
        <table:database-range table:name="Tableau7" table:target-range-address="TestClient.A3:TestClient.F22" table:orientation="column">
          <table:filter>
            <table:filter-or>
              <table:filter-condition table:field-number="-2" table:value="consulter_client" table:operator="="/>
            </table:filter-or>
          </table:filter>
        </table:database-range>
        <table:database-range table:name="Tableau8" table:target-range-address="TestReservation.A3:TestReservation.F34" table:orientation="column"/>
        <table:database-range table:name="__Anonymous_Sheet_DB__0" table:target-range-address="TestClient.A3:TestClient.A85" table:display-filter-buttons="true" table:orientation="column"/>
        <table:database-range table:name="__Anonymous_Sheet_DB__1" table:target-range-address="TestReservation.A3:TestReservation.A56" table:display-filter-buttons="true" table:orientation="column"/>
        <table:database-range table:name="__Anonymous_Sheet_DB__2" table:target-range-address="TestPlat.A3:TestPlat.A81" table:display-filter-buttons="true" table:orientation="column"/>
        <table:database-range table:name="__Anonymous_Sheet_DB__3" table:target-range-address="TestMenu.A3:TestMenu.A9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cf1" style:family="table-cell" style:parent-style-name="Default">
      <style:table-cell-properties fo:background-color="#ff0000"/>
    </style:style>
    <style:style style:name="cf2" style:family="table-cell" style:parent-style-name="Default">
      <style:table-cell-properties fo:background-color="#00b05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Audrey Ballenghien</meta:initial-creator>
    <meta:creation-date>2015-03-26T17:47:29Z</meta:creation-date>
    <dc:date>2015-03-28T19:57:33</dc:date>
    <meta:editing-duration>PT2H9M56S</meta:editing-duration>
    <meta:editing-cycles>72</meta:editing-cycles>
    <dc:creator>Audrey Ballenghien</dc:creator>
    <meta:document-statistic meta:table-count="4" meta:cell-count="319" meta:object-count="0"/>
  </office:meta>
</office:document-meta>
</file>